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de" fo:country="DE"/>
    </style:style>
    <style:style style:name="P2" style:family="paragraph" style:parent-style-name="Heading_20_1">
      <style:text-properties fo:language="de" fo:country="DE"/>
    </style:style>
    <style:style style:name="P3" style:family="paragraph" style:parent-style-name="Standard">
      <style:text-properties fo:language="de" fo:country="DE"/>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Datenschutzerklärung</text:h>
      <text:h text:style-name="P1" text:outline-level="2">Personenbezogene Daten</text:h>
      <text:p text:style-name="P3">Wir speichern keine personenbezogenen Daten, insbesondere keine IP-Adressen oder User-Agents in unseren Log-Dateien.</text:p>
      <text:p text:style-name="P3"/>
      <text:h text:style-name="P1" text:outline-level="2">Tracking</text:h>
      <text:p text:style-name="P3">Wir benutzen keine Trackingsoftware. Wir speichern ausschließlich Datum und Uhrzeit einer Bildanonymisierung, um einen Überblick über die Anzahl der Seitennutzungen zu behalten.</text:p>
      <text:p text:style-name="P3"/>
      <text:h text:style-name="P1" text:outline-level="2">Sichere Datenübertragung</text:h>
      <text:p text:style-name="P3">Die Seite ist nur sicher über SSL/TLS (https:// in der Adresszeile des Browsers) erreichbar. Du kannst auch <office:annotation office:name="__Annotation__1007_1733192627"><dc:creator>Unknown Author</dc:creator><dc:date>2019-01-26T12:55:58.421000000</dc:date><text:p text:style-name="P4"><text:span text:style-name="T1">Will be linked to torproject.org</text:span></text:p></office:annotation>Tor<office:annotation-end office:name="__Annotation__1007_1733192627"/> <office:annotation office:name="__Annotation__1008_1733192627"><dc:creator>Unknown Author</dc:creator><dc:date>2019-01-26T12:56:18.728000000</dc:date><text:p text:style-name="P4"><text:span text:style-name="T1">Will be linked to ImageVeil Tor hidden service</text:span></text:p></office:annotation>(...)<office:annotation-end office:name="__Annotation__1008_1733192627"/> benutzen, um unsere Seite zu erreichen.</text:p>
      <text:p text:style-name="P3"/>
      <text:h text:style-name="P1" text:outline-level="2">Speichern von Bildern</text:h>
      <text:p text:style-name="P3">Die Bilder, die du bei uns hochlädst, werden nicht auf unserem Server gespeichert. Nach dem Editieren werden sie umgehend aus dem Speicher gelöscht. Die Bilder werden erst dann auf unseren Server übertragen, wenn du auf den Knopf “START” klic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2:54:54.110000000</meta:creation-date>
    <dc:date>2019-01-26T12:56:54.325000000</dc:date>
    <meta:editing-duration>PT2M</meta:editing-duration>
    <meta:editing-cycles>1</meta:editing-cycles>
    <meta:document-statistic meta:table-count="0" meta:image-count="0" meta:object-count="0" meta:page-count="1" meta:paragraph-count="9" meta:word-count="108" meta:character-count="791" meta:non-whitespace-character-count="692"/>
    <meta:generator>LibreOffice/6.1.4.2$Windows_X86_64 LibreOffice_project/9d0f32d1f0b509096fd65e0d4bec26ddd1938fd3</meta:generator>
  </office:meta>
</office:document-meta>
</file>